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tandard/base___loop___for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7:36:20.1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4-01-16T17:43:22.728000000</dc:date>
    <meta:editing-duration>P1DT30M7S</meta:editing-duration>
    <meta:editing-cycles>415</meta:editing-cycles>
    <meta:generator>LibreOffice/7.6.4.1$Windows_X86_64 LibreOffice_project/e19e193f88cd6c0525a17fb7a176ed8e6a3e2aa1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loop___for.xml><?xml version="1.0" encoding="utf-8"?>
<!DOCTYPE module  PUBLIC '-//OpenOffice.org//DTD OfficeDocument 1.0//EN'  'module.dtd'>
<script:module xmlns:script="http://openoffice.org/2000/script" script:name="base___loop___for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next___step

	Dim result_string as String : result_string = "for_next___step" &amp; Chr( 10 ) &amp; Chr( 10 )
	
	
	Dim i as Integer
	Dim j as Integer : j = 10
	
	
	'
	' For i = 0 to j 는 j &lt;= 10 과 같다.
	'
	For i = 0 To j step 2
		result_string = result_string &amp; i &amp; " "
	Next i
	
	MsgBox( result_string )

End Sub



Sub base___loop___for_next___exit_for

	Dim result_string as String : result_string = "for_next___exit_for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  <library:element library:name="base___loop___for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